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tyle:font-face style:name="monospace1"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06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007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103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6.704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103cm" fo:margin-left="0cm" table:align="left" fo:background-color="#272822">
        <style:background-image/>
      </style:table-properties>
    </style:style>
    <style:style style:name="Table3.A" style:family="table-column">
      <style:table-column-properties style:column-width="0.584cm"/>
    </style:style>
    <style:style style:name="Table3.B" style:family="table-column">
      <style:table-column-properties style:column-width="16.519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198cm" fo:margin-left="0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6.799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7.406cm" fo:margin-left="0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7.007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P1" style:family="paragraph" style:parent-style-name="Standard">
      <style:text-properties officeooo:paragraph-rsid="001dc6b2"/>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Miltonian Tattoo" fo:font-size="12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0.5pt" fo:letter-spacing="normal" fo:font-style="normal" fo:font-weight="normal"/>
    </style:style>
    <style:style style:name="P6" style:family="paragraph" style:parent-style-name="Standard">
      <style:paragraph-properties fo:margin-left="0cm" fo:margin-right="0cm" fo:text-align="justify" style:justify-single-word="false" fo:orphans="2" fo:widows="2" fo:text-indent="0cm" style:auto-text-indent="false"/>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orphans="2" fo:widows="2" fo:text-indent="0cm" style:auto-text-indent="false"/>
      <style:text-properties officeooo:paragraph-rsid="00204953"/>
    </style:style>
    <style:style style:name="P9"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0"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1"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style>
    <style:style style:name="P12"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style:text-properties officeooo:paragraph-rsid="001dc6b2"/>
    </style:style>
    <style:style style:name="P13" style:family="paragraph" style:parent-style-name="Heading_20_1">
      <style:text-properties fo:font-variant="normal" fo:text-transform="none" fo:color="#dd0000" style:font-name="Miltonian Tattoo" fo:font-size="18pt" fo:letter-spacing="normal" fo:font-style="normal" fo:font-weight="bold"/>
    </style:style>
    <style:style style:name="P14"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15"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6" style:family="paragraph" style:parent-style-name="Heading_20_1">
      <style:text-properties fo:font-variant="normal" fo:text-transform="none" fo:color="#dd0000" style:font-name="inherit" fo:font-size="13pt" fo:letter-spacing="normal" fo:font-style="normal" fo:font-weight="bold" fo:background-color="#ffff00" style:font-size-asian="13pt" style:font-size-complex="13pt" loext:padding="0cm" loext:border="none"/>
    </style:style>
    <style:style style:name="P17" style:family="paragraph" style:parent-style-name="Heading_20_1">
      <style:text-properties fo:font-variant="normal" fo:text-transform="none" fo:color="#dd0000" style:font-name="inherit" fo:font-size="13pt" fo:letter-spacing="normal" fo:font-style="normal" fo:font-weight="bold" officeooo:paragraph-rsid="0015f97a" fo:background-color="#ffff00" style:font-size-asian="13pt" style:font-size-complex="13pt" loext:padding="0cm" loext:border="none"/>
    </style:style>
    <style:style style:name="P18"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1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2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2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22"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2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24"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5" style:family="paragraph" style:parent-style-name="Heading_20_2">
      <style:text-properties fo:font-variant="normal" fo:text-transform="none" fo:color="#dd0000" style:font-name="inherit" fo:font-size="13pt" fo:letter-spacing="normal" fo:font-style="normal" fo:font-weight="bold" fo:background-color="#ffff00" style:font-size-asian="13pt" style:font-size-complex="13pt" loext:padding="0cm" loext:border="none"/>
    </style:style>
    <style:style style:name="P26" style:family="paragraph" style:parent-style-name="Heading_20_3">
      <style:text-properties fo:font-variant="normal" fo:text-transform="none" fo:color="#dd0000" style:font-name="inherit" fo:font-size="16.5pt" fo:letter-spacing="normal" fo:font-style="normal" fo:font-weight="bold" loext:padding="0cm" loext:border="none"/>
    </style:style>
    <style:style style:name="T1" style:family="text">
      <style:text-properties fo:font-variant="normal" fo:text-transform="none" fo:color="#000000" style:font-name="Miltonian Tattoo" fo:font-size="12pt" fo:letter-spacing="normal" fo:font-style="normal" fo:font-weight="normal"/>
    </style:style>
    <style:style style:name="T2" style:family="text">
      <style:text-properties fo:font-variant="normal" fo:text-transform="none" fo:color="#000000" style:font-name="Miltonian Tattoo" fo:font-size="12pt" fo:letter-spacing="normal" fo:font-style="normal" fo:font-weight="bold" loext:padding="0cm" loext:border="none"/>
    </style:style>
    <style:style style:name="T3" style:family="text">
      <style:text-properties fo:font-variant="normal" fo:text-transform="none" fo:color="#000000" style:font-name="Miltonian Tattoo" fo:font-size="10.5pt" fo:letter-spacing="normal" fo:font-style="normal" fo:font-weight="normal"/>
    </style:style>
    <style:style style:name="T4" style:family="text">
      <style:text-properties fo:font-variant="normal" fo:text-transform="none" fo:color="#000000" style:font-name="Miltonian Tattoo" fo:font-size="10.5pt" fo:letter-spacing="normal" fo:font-style="normal" fo:font-weight="normal" loext:padding="0cm" loext:border="none"/>
    </style:style>
    <style:style style:name="T5" style:family="text">
      <style:text-properties fo:font-variant="normal" fo:text-transform="none" fo:color="#000000" style:font-name="Miltonian Tattoo" fo:font-size="10.5pt" fo:letter-spacing="normal" fo:font-style="normal" fo:font-weight="bold" loext:padding="0cm" loext:border="none"/>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inherit" fo:font-size="12pt" fo:letter-spacing="normal" fo:font-style="normal" fo:font-weight="normal"/>
    </style:style>
    <style:style style:name="T8" style:family="text">
      <style:text-properties fo:font-variant="normal" fo:text-transform="none" fo:color="#000000" style:font-name="inherit" fo:font-size="12pt" fo:letter-spacing="normal" fo:font-style="normal" fo:font-weight="bold" loext:padding="0cm" loext:border="none"/>
    </style:style>
    <style:style style:name="T9" style:family="text">
      <style:text-properties fo:font-variant="normal" fo:text-transform="none" fo:color="#000000" style:font-name="inherit" fo:font-size="12pt" fo:letter-spacing="normal" fo:font-style="italic" fo:font-weight="bold" loext:padding="0cm" loext:border="none"/>
    </style:style>
    <style:style style:name="T10" style:family="text">
      <style:text-properties fo:font-variant="normal" fo:text-transform="none" fo:color="#000000" style:font-name="inherit" fo:font-size="11.25pt" fo:letter-spacing="normal" fo:font-style="normal" fo:font-weight="bold" loext:padding="0cm" loext:border="none"/>
    </style:style>
    <style:style style:name="T11" style:family="text">
      <style:text-properties fo:font-variant="normal" fo:text-transform="none" fo:color="#000000" style:font-name="inherit" fo:font-size="11.25pt" fo:letter-spacing="normal" fo:font-style="normal" fo:font-weight="bold" fo:background-color="#ffff00" loext:char-shading-value="0" loext:padding="0cm" loext:border="none"/>
    </style:style>
    <style:style style:name="T12" style:family="text">
      <style:text-properties fo:font-variant="normal" fo:text-transform="none" fo:color="#000000" style:font-name="inherit" fo:font-size="11.25pt" fo:letter-spacing="normal" fo:font-style="normal" fo:font-weight="bold" fo:background-color="#ffff00" loext:char-shading-value="0" loext:padding="0cm" loext:border="none"/>
    </style:style>
    <style:style style:name="T13" style:family="text">
      <style:text-properties fo:font-variant="normal" fo:text-transform="none" fo:color="#000000" style:font-name="inherit" fo:font-size="11.25pt" fo:letter-spacing="normal" fo:font-style="normal" fo:font-weight="normal" loext:padding="0cm" loext:border="none"/>
    </style:style>
    <style:style style:name="T14" style:family="text">
      <style:text-properties fo:font-variant="normal" fo:text-transform="none" fo:color="#000000" style:font-name="inherit" fo:font-size="11.25pt" fo:letter-spacing="normal" fo:font-style="italic" fo:font-weight="normal" loext:padding="0cm" loext:border="none"/>
    </style:style>
    <style:style style:name="T15" style:family="text">
      <style:text-properties fo:font-variant="normal" fo:text-transform="none" fo:color="#000000" style:font-name="monospace1" fo:font-size="11.25pt" fo:letter-spacing="normal" fo:font-style="normal" fo:font-weight="normal" loext:padding="0cm" loext:border="none"/>
    </style:style>
    <style:style style:name="T16" style:family="text">
      <style:text-properties fo:font-variant="normal" fo:text-transform="none" fo:color="#000000" style:font-name="monospace1" fo:font-size="11.25pt" fo:letter-spacing="normal" fo:font-style="normal" fo:font-weight="normal" officeooo:rsid="0016d826" loext:padding="0cm" loext:border="none"/>
    </style:style>
    <style:style style:name="T17" style:family="text">
      <style:text-properties fo:font-variant="normal" fo:text-transform="none" fo:color="#000000" style:font-name="monospace1" fo:font-size="11.25pt" fo:letter-spacing="normal" fo:font-style="normal" fo:font-weight="normal" officeooo:rsid="0018bb08" loext:padding="0cm" loext:border="none"/>
    </style:style>
    <style:style style:name="T18" style:family="text">
      <style:text-properties fo:font-variant="normal" fo:text-transform="none" fo:color="#000000" style:font-name="monospace1" fo:font-size="11.25pt" fo:letter-spacing="normal" fo:font-style="normal" fo:font-weight="bold" loext:padding="0cm" loext:border="none"/>
    </style:style>
    <style:style style:name="T19" style:family="text">
      <style:text-properties fo:font-variant="normal" fo:text-transform="none" fo:color="#000000" style:font-name="monospace1" fo:font-size="11.25pt" fo:letter-spacing="normal" fo:font-style="normal" fo:font-weight="bold" fo:background-color="#ffff00" loext:char-shading-value="0" loext:padding="0cm" loext:border="none"/>
    </style:style>
    <style:style style:name="T20" style:family="text">
      <style:text-properties fo:font-variant="normal" fo:text-transform="none" fo:color="#000000" style:font-name="monospace1" fo:font-size="11.25pt" fo:letter-spacing="normal" fo:font-style="normal" fo:font-weight="bold" fo:background-color="#ffff00" loext:char-shading-value="0" loext:padding="0cm" loext:border="none"/>
    </style:style>
    <style:style style:name="T21" style:family="text">
      <style:text-properties fo:font-variant="normal" fo:text-transform="none" fo:color="#0004f9" style:font-name="inherit" fo:font-size="12pt" fo:letter-spacing="normal" fo:font-style="normal" fo:font-weight="normal" loext:padding="0cm" loext:border="none"/>
    </style:style>
    <style:style style:name="T22" style:family="text">
      <style:text-properties fo:font-variant="normal" fo:text-transform="none" fo:color="#dd0000" style:font-name="inherit" fo:font-size="18pt" fo:letter-spacing="normal" fo:font-style="normal" fo:font-weight="bold" loext:padding="0cm" loext:border="none"/>
    </style:style>
    <style:style style:name="T23" style:family="text">
      <style:text-properties fo:color="#000000" style:font-name="Miltonian Tattoo" fo:font-size="12pt" fo:letter-spacing="normal" fo:font-style="italic" fo:font-weight="normal" loext:padding="0cm" loext:border="none"/>
    </style:style>
    <style:style style:name="T24" style:family="text">
      <style:text-properties fo:font-weight="bold" officeooo:rsid="001a4dac" fo:background-color="#ffff00" loext:char-shading-value="0" style:font-weight-asian="bold" style:font-weight-complex="bold"/>
    </style:style>
    <style:style style:name="T25" style:family="text">
      <style:text-properties officeooo:rsid="0015f97a"/>
    </style:style>
    <style:style style:name="T26" style:family="text">
      <style:text-properties fo:color="#a6e22d"/>
    </style:style>
    <style:style style:name="T27" style:family="text">
      <style:text-properties fo:color="#a6e22d" style:font-name="inherit"/>
    </style:style>
    <style:style style:name="T28" style:family="text">
      <style:text-properties fo:color="#006fe0"/>
    </style:style>
    <style:style style:name="T29" style:family="text">
      <style:text-properties fo:color="#006fe0" style:font-name="inherit"/>
    </style:style>
    <style:style style:name="T30" style:family="text">
      <style:text-properties fo:color="#f92650"/>
    </style:style>
    <style:style style:name="T31" style:family="text">
      <style:text-properties fo:color="#f92650" style:font-name="inherit"/>
    </style:style>
    <style:style style:name="T32" style:family="text">
      <style:text-properties fo:color="#f8f8f2"/>
    </style:style>
    <style:style style:name="T33" style:family="text">
      <style:text-properties fo:color="#f8f8f2" style:font-name="inherit"/>
    </style:style>
    <style:style style:name="T34"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35"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36" style:family="text">
      <style:text-properties fo:color="#ae81ff"/>
    </style:style>
    <style:style style:name="T37" style:family="text">
      <style:text-properties fo:color="#66d9ef" style:font-name="inherit"/>
    </style:style>
    <style:style style:name="T38" style:family="text">
      <style:text-properties fo:color="#75715e"/>
    </style:style>
    <style:style style:name="T39" style:family="text">
      <style:text-properties fo:font-size="14pt" officeooo:rsid="001f963e" style:font-size-asian="14pt" style:font-size-complex="14pt"/>
    </style:style>
    <style:style style:name="T40" style:family="text">
      <style:text-properties fo:font-size="14pt" fo:font-weight="bold" officeooo:rsid="001a4dac" style:font-size-asian="14pt" style:font-weight-asian="bold" style:font-size-complex="14pt" style:font-weight-complex="bold"/>
    </style:style>
    <style:style style:name="T41" style:family="text">
      <style:text-properties fo:font-size="14pt" fo:font-weight="bold" officeooo:rsid="001f963e" style:font-size-asian="14pt" style:font-weight-asian="bold" style:font-size-complex="14pt" style:font-weight-complex="bold"/>
    </style:style>
    <style:style style:name="T42" style:family="text">
      <style:text-properties fo:font-size="14pt" fo:font-weight="bold" officeooo:rsid="001f963e" fo:background-color="#ffff00" loext:char-shading-value="0" style:font-size-asian="14pt" style:font-weight-asian="bold" style:font-size-complex="14pt" style:font-weight-complex="bold"/>
    </style:style>
    <style:style style:name="T43" style:family="text">
      <style:text-properties fo:font-size="14pt" fo:font-weight="bold" officeooo:rsid="001f963e" fo:background-color="#ffff00" loext:char-shading-value="0" style:font-size-asian="14pt" style:font-weight-asian="bold" style:font-size-complex="14pt" style:font-weight-complex="bold"/>
    </style:style>
    <style:style style:name="T44" style:family="text">
      <style:text-properties officeooo:rsid="001c136a"/>
    </style:style>
    <style:style style:name="T45" style:family="text">
      <style:text-properties officeooo:rsid="001f963e"/>
    </style:style>
    <style:style style:name="T46" style:family="text">
      <style:text-properties fo:color="#6699cc" style:font-name="Miltonian Tattoo" fo:font-size="14.25pt" fo:letter-spacing="normal" fo:font-style="italic" fo:font-weight="normal"/>
    </style:style>
    <style:style style:name="T47" style:family="text">
      <style:text-properties fo:color="#6699cc" style:font-name="Miltonian Tattoo" fo:font-size="14.25pt" fo:letter-spacing="normal" fo:font-style="italic" fo:font-weight="normal" officeooo:rsid="001f963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inux Device Driver Tutorial Part 20 – Tasklet | <text:tab/><text:tab/><text:tab/><text:tab/>Static Method</text:h>
      <text:p text:style-name="Standard"/>
      <text:h text:style-name="P16" text:outline-level="1"><text:bookmark text:name="Tasklets_in_Linux_Kernel"/><text:bookmark text:name="Workqueue_in_Linux_Kernel"/>Tasklets in Linux Kernel</text:h>
      <text:p text:style-name="Standard"/>
      <text:p text:style-name="P2">Tasklets are used to queue up work to be done at a later time. Tasklets can be run in parallel, but the same tasklet cannot be run on multiple CPUs at the same time. Also each tasklet will run only on the CPU that schedules it, to optimize cache usage. Since the thread that queued up the tasklet must complete before it can run the tasklet, race conditions are naturally avoided. However, this arrangement can be suboptimal, as other potentially idle CPUs cannot be used to run the tasklet.</text:p>
      <text:p text:style-name="Standard"/>
      <text:p text:style-name="P9"><text:span text:style-name="T1">In short, a </text:span><text:span text:style-name="Strong_20_Emphasis"><text:span text:style-name="T2">tasklet </text:span></text:span><text:span text:style-name="T1">is something like a very small thread that has neither stack, not context of its own. Such “threads” work quickly and completely.</text:span></text:p>
      <text:p text:style-name="Standard"/>
      <text:p text:style-name="Standard"/>
      <text:h text:style-name="P25" text:outline-level="2"><text:bookmark text:name="Points_To_Remember"/>Points To Remember</text:h>
      <text:p text:style-name="P2">Before using Tasklets, you should consider these below points.</text:p>
      <text:p text:style-name="Standard"/>
      <text:p text:style-name="Standard"><text:tab/>* <text:span text:style-name="T7">Tasklets are atomic, so we cannot use </text:span><text:span text:style-name="Strong_20_Emphasis"><text:span text:style-name="T8">sleep() </text:span></text:span><text:span text:style-name="T7">and such synchronization <text:tab/> <text:s text:c="2"/>primitives as </text:span><text:a xlink:type="simple" xlink:href="https://en.wikipedia.org/wiki/Mutual_exclusion" text:style-name="Internet_20_link" text:visited-style-name="Visited_20_Internet_20_Link"><text:span text:style-name="T21">mutexes</text:span></text:a><text:span text:style-name="T7">, </text:span><text:a xlink:type="simple" xlink:href="https://en.wikipedia.org/wiki/Semaphore_(programming)" text:style-name="Internet_20_link" text:visited-style-name="Visited_20_Internet_20_Link"><text:span text:style-name="T21">semaphores</text:span></text:a><text:span text:style-name="T7">, etc. from them. But we can <text:tab/> <text:tab/> <text:s text:c="2"/>use </text:span><text:a xlink:type="simple" xlink:href="https://en.wikipedia.org/wiki/Spinlock" text:style-name="Internet_20_link" text:visited-style-name="Visited_20_Internet_20_Link"><text:span text:style-name="T21">spinlock.</text:span></text:a></text:p>
      <text:p text:style-name="Standard"/>
      <text:p text:style-name="Standard"><text:tab/>* <text:span text:style-name="T7">A tasklet only runs on the same core (CPU) that schedules it.</text:span></text:p>
      <text:p text:style-name="Standard"/>
      <text:p text:style-name="Standard"><text:tab/>* <text:span text:style-name="T7">Different tasklets can be running in parallel. But at the same time, a <text:tab/> <text:tab/> <text:s/>tasklet cannot be called concurrently with itself, as it runs on one CPU <text:s/><text:tab/> <text:s/>only.</text:span></text:p>
      <text:p text:style-name="Standard"><text:tab/>* <text:span text:style-name="T7">Tasklets are executed by the principle of non-preemptive scheduling, <text:tab/> <text:s text:c="2"/>one by one, in turn. We can schedule them with two different <text:tab/><text:tab/><text:tab/> <text:s text:c="2"/>priorities: </text:span><text:span text:style-name="Strong_20_Emphasis"><text:span text:style-name="Emphasis"><text:span text:style-name="T9">normal</text:span></text:span></text:span><text:span text:style-name="Strong_20_Emphasis"><text:span text:style-name="T8"> </text:span></text:span><text:span text:style-name="T7">and </text:span><text:span text:style-name="Strong_20_Emphasis"><text:span text:style-name="Emphasis"><text:span text:style-name="T9">high</text:span></text:span></text:span><text:span text:style-name="T7">.</text:span></text:p>
      <text:p text:style-name="Standard"/>
      <text:p text:style-name="P3">We can create tasklet in Two ways.</text:p>
      <text:p text:style-name="Standard"/>
      <text:p text:style-name="Standard"><text:tab/><text:span text:style-name="T25">1. </text:span><text:span text:style-name="Strong_20_Emphasis"><text:span text:style-name="T8">Static Method</text:span></text:span></text:p>
      <text:p text:style-name="Standard"><text:tab/><text:span text:style-name="T25">2. </text:span><text:span text:style-name="Strong_20_Emphasis"><text:span text:style-name="T8">Dynamic Method</text:span></text:span></text:p>
      <text:p text:style-name="Standard"/>
      <text:p text:style-name="P3">In this tutorial we will see static method.</text:p>
      <text:p text:style-name="Standard"/>
      <text:p text:style-name="Standard"/>
      <text:h text:style-name="P16" text:outline-level="1"/>
      <text:p text:style-name="Standard"/>
      <text:p text:style-name="Standard"/>
      <text:p text:style-name="Standard"/>
      <text:p text:style-name="Standard"/>
      <text:h text:style-name="P17" text:outline-level="1"><text:soft-page-break/>Tasklet Structure</text:h>
      <text:p text:style-name="Standard"/>
      <text:p text:style-name="P3">This is the important data structure for the tasklet.</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18">1</text:p>
            <text:p text:style-name="P19">2</text:p>
            <text:p text:style-name="P18">3</text:p>
            <text:p text:style-name="P19">4</text:p>
            <text:p text:style-name="P18">5</text:p>
            <text:p text:style-name="P19">6</text:p>
            <text:p text:style-name="P18">7</text:p>
            <text:p text:style-name="P19">8</text:p>
          </table:table-cell>
          <table:table-cell table:style-name="Table1.B1" office:value-type="string">
            <text:section text:style-name="Sect1" text:name="crayon-5bb59524583ef144749517-1">
              <text:p text:style-name="P20"><text:span text:style-name="T26">struct</text:span><text:span text:style-name="T28"> </text:span><text:span text:style-name="T30">tasklet_struct</text:span></text:p>
            </text:section>
            <text:section text:style-name="Sect2" text:name="crayon-5bb59524583ef144749517-2">
              <text:p text:style-name="P21">{</text:p>
            </text:section>
            <text:section text:style-name="Sect1" text:name="crayon-5bb59524583ef144749517-3">
              <text:p text:style-name="P22"><text:span text:style-name="T27">struct</text:span><text:span text:style-name="T29"> </text:span><text:span text:style-name="T31">tasklet_struct *</text:span><text:span text:style-name="T33">next;</text:span></text:p>
            </text:section>
            <text:section text:style-name="Sect2" text:name="crayon-5bb59524583ef144749517-4">
              <text:p text:style-name="P22"><text:span text:style-name="T27">unsigned</text:span><text:span text:style-name="T29"> </text:span><text:span text:style-name="T27">long</text:span><text:span text:style-name="T29"> </text:span><text:span text:style-name="T33">state;</text:span><text:span text:style-name="T29"> </text:span></text:p>
            </text:section>
            <text:section text:style-name="Sect1" text:name="crayon-5bb59524583ef144749517-5">
              <text:p text:style-name="P22"><text:span text:style-name="T31">atomic_t </text:span><text:span text:style-name="T33">count;</text:span><text:span text:style-name="T29"> </text:span></text:p>
            </text:section>
            <text:section text:style-name="Sect2" text:name="crayon-5bb59524583ef144749517-6">
              <text:p text:style-name="P22"><text:span text:style-name="T27">void</text:span><text:span text:style-name="T29"> </text:span><text:span text:style-name="T33">(*func)(</text:span><text:span text:style-name="T27">unsigned</text:span><text:span text:style-name="T29"> </text:span><text:span text:style-name="T27">long</text:span><text:span text:style-name="T33">);</text:span><text:span text:style-name="T29"> </text:span></text:p>
            </text:section>
            <text:section text:style-name="Sect1" text:name="crayon-5bb59524583ef144749517-7">
              <text:p text:style-name="P22"><text:span text:style-name="T27">unsigned</text:span><text:span text:style-name="T29"> </text:span><text:span text:style-name="T27">long</text:span><text:span text:style-name="T29"> </text:span><text:span text:style-name="T33">data;</text:span><text:span text:style-name="T29"> </text:span></text:p>
            </text:section>
            <text:section text:style-name="Sect2" text:name="crayon-5bb59524583ef144749517-8">
              <text:p text:style-name="P20"><text:span text:style-name="T32">};</text:span></text:p>
            </text:section>
          </table:table-cell>
        </table:table-row>
      </table:table>
      <text:p text:style-name="Standard"/>
      <text:p text:style-name="P4">Here,</text:p>
      <text:p text:style-name="Standard"/>
      <text:p text:style-name="P10"><text:span text:style-name="Source_20_Text"><text:span text:style-name="T15">next </text:span></text:span><text:span text:style-name="T6">– </text:span><text:span text:style-name="T3">The next tasklet in line for scheduling.</text:span></text:p>
      <text:p text:style-name="P10"><text:span text:style-name="Source_20_Text"><text:span text:style-name="T16">s</text:span></text:span><text:span text:style-name="Source_20_Text"><text:span text:style-name="T15">tate </text:span></text:span><text:span text:style-name="T6">– </text:span><text:span text:style-name="T3">This state denotes Tasklet’s State. TASKLET_STATE_SCHED (</text:span><text:span text:style-name="Strong_20_Emphasis"><text:span text:style-name="T5">Scheduled</text:span></text:span><text:span text:style-name="T3">) or TASKLET_STATE_RUN (</text:span><text:span text:style-name="Strong_20_Emphasis"><text:span text:style-name="T5">Running</text:span></text:span><text:span text:style-name="T3">).</text:span></text:p>
      <text:p text:style-name="P10"><text:span text:style-name="Source_20_Text"><text:span text:style-name="T16">c</text:span></text:span><text:span text:style-name="Source_20_Text"><text:span text:style-name="T15">ount </text:span></text:span><text:span text:style-name="T6">– </text:span><text:span text:style-name="T3">It holds a nonzero value if the tasklet is disabled and 0 if it is enabled.</text:span></text:p>
      <text:p text:style-name="P10"><text:span text:style-name="Source_20_Text"><text:span text:style-name="T16">f</text:span></text:span><text:span text:style-name="Source_20_Text"><text:span text:style-name="T15">unc </text:span></text:span><text:span text:style-name="T6">– </text:span><text:span text:style-name="T3">This is the main function of the tasklet. Pointer to the function that needs to scheduled for execution at a later time.</text:span></text:p>
      <text:p text:style-name="P10"><text:span text:style-name="Source_20_Text"><text:span text:style-name="T16">d</text:span></text:span><text:span text:style-name="Source_20_Text"><text:span text:style-name="T15">ata </text:span></text:span><text:span text:style-name="T6">– </text:span><text:span text:style-name="T3">Data to be passed to the function “func”.</text:span></text:p>
      <text:p text:style-name="Standard"/>
      <text:h text:style-name="P15" text:outline-level="1"><text:bookmark text:name="Create_Tasklet"/>Create Tasklet</text:h>
      <text:p text:style-name="P3">The below macros used to create a tasklet.</text:p>
      <text:p text:style-name="Standard"/>
      <text:h text:style-name="P24" text:outline-level="2"><text:bookmark text:name="DECLARE_TASKLET"/>DECLARE_TASKLET</text:h>
      <text:p text:style-name="P5">This macro used to create the tasklet structure and assigns the parameters to that structure.</text:p>
      <text:p text:style-name="Standard"/>
      <text:p text:style-name="P5">If we are using this macro then tasklet will be in enabled state.</text:p>
      <text:p text:style-name="Standard"/>
      <text:p text:style-name="Standard"><text:tab/><text:tab/><text:tab/><text:span text:style-name="Strong_20_Emphasis"><text:span text:style-name="T20">DECLARE_TASKLET(name, func, data);</text:span></text:span></text:p>
      <text:p text:style-name="Standard"/>
      <text:p text:style-name="P10"><text:span text:style-name="Source_20_Text"><text:span text:style-name="T15">name </text:span></text:span><text:span text:style-name="T6">– </text:span><text:span text:style-name="T3">name of the structure to be create.</text:span></text:p>
      <text:p text:style-name="P10"><text:span text:style-name="Source_20_Text"><text:span text:style-name="T16">f</text:span></text:span><text:span text:style-name="Source_20_Text"><text:span text:style-name="T15">unc </text:span></text:span><text:span text:style-name="T6">– </text:span><text:span text:style-name="T3">This is the main function of the tasklet. Pointer to the function that needs to scheduled for execution at a later time.</text:span></text:p>
      <text:p text:style-name="P10"><text:span text:style-name="Source_20_Text"><text:span text:style-name="T16">d</text:span></text:span><text:span text:style-name="Source_20_Text"><text:span text:style-name="T15">ata </text:span></text:span><text:span text:style-name="T6">– </text:span><text:span text:style-name="T3">Data to be passed to the function “func”.</text:span></text:p>
      <text:p text:style-name="Standard"/>
      <text:p text:style-name="Standard"/>
      <text:p text:style-name="Standard"/>
      <text:p text:style-name="Standard"/>
      <text:p text:style-name="Standard"/>
      <text:h text:style-name="P26" text:outline-level="3"><text:bookmark text:name="Example"/><text:soft-page-break/>Example</text:h>
      <text:p text:style-name="Standard"/>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section text:style-name="Sect1" text:name="crayon-5bb59524583f9981761399-1">
              <text:p text:style-name="P20"><text:span text:style-name="T30">DECLARE_TASKLET</text:span><text:span text:style-name="T32">(tasklet,tasklet_fn,</text:span><text:span text:style-name="T28"> </text:span><text:span text:style-name="T36">1</text:span><text:span text:style-name="T32">);</text:span></text:p>
            </text:section>
          </table:table-cell>
        </table:table-row>
      </table:table>
      <text:p text:style-name="Standard"/>
      <text:p text:style-name="Standard"/>
      <text:p text:style-name="P2">Now we will see how the macro is working. When I call the macro like above, first it creates tasklet structure with the name of tasklet. Then it assigns the parameter to that structure. It will be looks like below.</text:p>
      <text:p text:style-name="Standard"/>
      <text:p text:style-name="Standard"/>
      <table:table table:name="Table3" table:style-name="Table3">
        <table:table-column table:style-name="Table3.A"/>
        <table:table-column table:style-name="Table3.B"/>
        <table:table-row>
          <table:table-cell table:style-name="Table3.A1" office:value-type="string">
            <text:p text:style-name="P18">1</text:p>
            <text:p text:style-name="P19">2</text:p>
            <text:p text:style-name="P18">3</text:p>
            <text:p text:style-name="P19">4</text:p>
            <text:p text:style-name="P18">5</text:p>
            <text:p text:style-name="P19">6</text:p>
            <text:p text:style-name="P18">7</text:p>
            <text:p text:style-name="P19">8</text:p>
            <text:p text:style-name="P18">9</text:p>
            <text:p text:style-name="P19">10</text:p>
          </table:table-cell>
          <table:table-cell table:style-name="Table3.B1" office:value-type="string">
            <text:section text:style-name="Sect1" text:name="crayon-5bb59524583fe292862343-1">
              <text:p text:style-name="P20"><text:span text:style-name="T26">struct</text:span><text:span text:style-name="T28"> </text:span><text:span text:style-name="T30">tasklet_struct </text:span><text:span text:style-name="T32">tasklet</text:span><text:span text:style-name="T28"> </text:span><text:span text:style-name="T32">=</text:span><text:span text:style-name="T28"> </text:span><text:span text:style-name="T32">{</text:span><text:span text:style-name="T28"> </text:span><text:span text:style-name="T26">NULL</text:span><text:span text:style-name="T32">,</text:span><text:span text:style-name="T28"> </text:span><text:span text:style-name="T36">0</text:span><text:span text:style-name="T32">,</text:span><text:span text:style-name="T28"> </text:span><text:span text:style-name="T36">0</text:span><text:span text:style-name="T32">,</text:span><text:span text:style-name="T28"> </text:span><text:span text:style-name="T32">tasklet_fn,</text:span><text:span text:style-name="T28"> </text:span><text:span text:style-name="T36">1</text:span><text:span text:style-name="T28"> </text:span><text:span text:style-name="T32">};</text:span></text:p>
            </text:section>
            <text:section text:style-name="Sect2" text:name="crayon-5bb59524583fe292862343-2">
              <text:p text:style-name="P22"> </text:p>
            </text:section>
            <text:section text:style-name="Sect1" text:name="crayon-5bb59524583fe292862343-3">
              <text:p text:style-name="P22"><text:span text:style-name="T29"><text:s text:c="51"/></text:span><text:span text:style-name="T33">(</text:span><text:span text:style-name="T37">or</text:span><text:span text:style-name="T33">)</text:span></text:p>
            </text:section>
            <text:section text:style-name="Sect2" text:name="crayon-5bb59524583fe292862343-4">
              <text:p text:style-name="P22"/>
            </text:section>
            <text:section text:style-name="Sect1" text:name="crayon-5bb59524583fe292862343-5">
              <text:p text:style-name="P20"><text:span text:style-name="T26">struct</text:span><text:span text:style-name="T28"> </text:span><text:span text:style-name="T30">tasklet_struct </text:span><text:span text:style-name="T32">tasklet;</text:span></text:p>
            </text:section>
            <text:section text:style-name="Sect2" text:name="crayon-5bb59524583fe292862343-6">
              <text:p text:style-name="P20"><text:span text:style-name="T32">tasklet.next</text:span><text:span text:style-name="T28"> </text:span><text:span text:style-name="T32">=</text:span><text:span text:style-name="T28"> </text:span><text:span text:style-name="T26">NULL</text:span><text:span text:style-name="T32">;</text:span></text:p>
            </text:section>
            <text:section text:style-name="Sect1" text:name="crayon-5bb59524583fe292862343-7">
              <text:p text:style-name="P20"><text:span text:style-name="T32">taklet.state</text:span><text:span text:style-name="T28"> </text:span><text:span text:style-name="T32">=</text:span><text:span text:style-name="T28"> </text:span><text:span text:style-name="T32">TASKLET_STATE_SCHED;</text:span><text:span text:style-name="T28"> </text:span><text:span text:style-name="T38">//Tasklet state is scheduled</text:span></text:p>
            </text:section>
            <text:section text:style-name="Sect2" text:name="crayon-5bb59524583fe292862343-8">
              <text:p text:style-name="P20"><text:span text:style-name="T32">tasklet.count</text:span><text:span text:style-name="T28"> </text:span><text:span text:style-name="T32">=</text:span><text:span text:style-name="T28"> </text:span><text:span text:style-name="T36">0</text:span><text:span text:style-name="T32">;</text:span><text:span text:style-name="T28"> </text:span><text:span text:style-name="T38">//taskelet enabled</text:span></text:p>
            </text:section>
            <text:section text:style-name="Sect1" text:name="crayon-5bb59524583fe292862343-9">
              <text:p text:style-name="P20"><text:span text:style-name="T32">tasklet.func</text:span><text:span text:style-name="T28"> </text:span><text:span text:style-name="T32">=</text:span><text:span text:style-name="T28"> </text:span><text:span text:style-name="T32">tasklet_fn;</text:span><text:span text:style-name="T28"> </text:span><text:span text:style-name="T38">//function</text:span></text:p>
            </text:section>
            <text:section text:style-name="Sect2" text:name="crayon-5bb59524583fe292862343-10">
              <text:p text:style-name="P20"><text:span text:style-name="T32">tasklet.data</text:span><text:span text:style-name="T28"> </text:span><text:span text:style-name="T32">=</text:span><text:span text:style-name="T28"> </text:span><text:span text:style-name="T36">1</text:span><text:span text:style-name="T32">;</text:span><text:span text:style-name="T38">//data arg</text:span></text:p>
            </text:section>
          </table:table-cell>
        </table:table-row>
      </table:table>
      <text:p text:style-name="Standard"/>
      <text:p text:style-name="Standard"/>
      <text:h text:style-name="P24" text:outline-level="2"><text:bookmark text:name="DECLARE_TASKLET_DISABLED"/>DECLARE_TASKLET_DISABLED</text:h>
      <text:p text:style-name="P10"><text:span text:style-name="T3">The tasklet can be declared and set at disabled state, which means that tasklet can be scheduled, but will not run until the tasklet is specifically enabled. You need to use </text:span><text:span text:style-name="Strong_20_Emphasis"><text:span text:style-name="Source_20_Text"><text:span text:style-name="T18">tasklet_enable</text:span></text:span></text:span><text:span text:style-name="Strong_20_Emphasis"><text:span text:style-name="T5"> </text:span></text:span><text:span text:style-name="T3">to enable.</text:span></text:p>
      <text:p text:style-name="Standard"/>
      <text:p text:style-name="Standard"><text:tab/><text:tab/><text:tab/><text:span text:style-name="Strong_20_Emphasis"><text:span text:style-name="Source_20_Text"><text:span text:style-name="T20">DECLARE_TASKLET_DISABLED(name, func, data);</text:span></text:span></text:span></text:p>
      <text:p text:style-name="Standard"/>
      <text:p text:style-name="Standard"/>
      <text:p text:style-name="P10"><text:span text:style-name="Source_20_Text"><text:span text:style-name="T15">name </text:span></text:span><text:span text:style-name="T6">– </text:span><text:span text:style-name="T3">name of the structure to be create.</text:span></text:p>
      <text:p text:style-name="P10"><text:span text:style-name="Source_20_Text"><text:span text:style-name="T17">f</text:span></text:span><text:span text:style-name="Source_20_Text"><text:span text:style-name="T15">unc </text:span></text:span><text:span text:style-name="T6">– </text:span><text:span text:style-name="T3">This is the main function of the tasklet. Pointer to the function that needs to scheduled for execution at a later time.</text:span></text:p>
      <text:p text:style-name="P10"><text:span text:style-name="Source_20_Text"><text:span text:style-name="T17">d</text:span></text:span><text:span text:style-name="Source_20_Text"><text:span text:style-name="T15">ata </text:span></text:span><text:span text:style-name="T6">– </text:span><text:span text:style-name="T3">Data to be passed to the function “func”.</text:span></text:p>
      <text:p text:style-name="Standard"/>
      <text:p text:style-name="Standard"/>
      <text:h text:style-name="P14" text:outline-level="1"><text:bookmark text:name="Enable_and_Disable_Tasklet"/>Enable and Disable Tasklet</text:h>
      <text:p text:style-name="Standard"/>
      <text:h text:style-name="P24" text:outline-level="2"><text:bookmark text:name="tasklet_enable"/>tasklet_enable</text:h>
      <text:p text:style-name="P4">This used to enable the tasklet.</text:p>
      <text:p text:style-name="Standard"/>
      <text:p text:style-name="Standard"><text:tab/><text:tab/><text:tab/><text:span text:style-name="T24">v</text:span><text:span text:style-name="Strong_20_Emphasis"><text:span text:style-name="Source_20_Text"><text:span text:style-name="T12">oid tasklet_enable(struct tasklet_struct *t)</text:span></text:span></text:span><text:span text:style-name="Strong_20_Emphasis"><text:span text:style-name="Source_20_Text"><text:span text:style-name="T20">;</text:span></text:span></text:span></text:p>
      <text:p text:style-name="P11"><text:span text:style-name="Source_20_Text"><text:span text:style-name="T15">t </text:span></text:span><text:span text:style-name="T6">– </text:span><text:span text:style-name="T3">pointer to the tasklet struct</text:span></text:p>
      <text:h text:style-name="P24" text:outline-level="2"><text:bookmark text:name="tasklet_disable"/><text:soft-page-break/>tasklet_disable</text:h>
      <text:p text:style-name="P4">This used to disable the tasklet wait for the completion of tasklet’s operation.</text:p>
      <text:p text:style-name="Standard"/>
      <text:p text:style-name="Standard"><text:tab/><text:tab/><text:tab/><text:span text:style-name="T40">v</text:span><text:span text:style-name="Strong_20_Emphasis"><text:span text:style-name="Source_20_Text"><text:span text:style-name="T10">oid tasklet_disable(struct tasklet_struct *t)</text:span></text:span></text:span><text:span text:style-name="Strong_20_Emphasis"><text:span text:style-name="Source_20_Text"><text:span text:style-name="T18">;</text:span></text:span></text:span></text:p>
      <text:p text:style-name="Standard"/>
      <text:p text:style-name="P11"><text:span text:style-name="Source_20_Text"><text:span text:style-name="T15">t </text:span></text:span><text:span text:style-name="T6">– </text:span><text:span text:style-name="T3">pointer to the tasklet struct</text:span></text:p>
      <text:p text:style-name="Standard"/>
      <text:p text:style-name="Standard"/>
      <text:h text:style-name="P24" text:outline-level="2"><text:bookmark text:name="tasklet_disable_nosync"/>tasklet_disable_nosync</text:h>
      <text:p text:style-name="P4">This used to disables immediately.</text:p>
      <text:p text:style-name="Standard"/>
      <text:p text:style-name="Standard"><text:tab/><text:tab/><text:tab/><text:span text:style-name="Strong_20_Emphasis"><text:span text:style-name="Source_20_Text"><text:span text:style-name="T10">Void tasklet_disable_nosync(struct tasklet_struct *t)</text:span></text:span></text:span><text:span text:style-name="Strong_20_Emphasis"><text:span text:style-name="Source_20_Text"><text:span text:style-name="T18">;</text:span></text:span></text:span></text:p>
      <text:p text:style-name="Standard"/>
      <text:p text:style-name="P11"><text:span text:style-name="Source_20_Text"><text:span text:style-name="T15">t </text:span></text:span><text:span text:style-name="T6">– </text:span><text:span text:style-name="T3">pointer to the tasklet struct</text:span></text:p>
      <text:p text:style-name="Standard"/>
      <text:p text:style-name="P9"><text:span text:style-name="Strong_20_Emphasis"><text:span text:style-name="Emphasis"><text:span text:style-name="T9">NOTE : If the tasklet has been disabled, we can still add it to the queue for scheduling, but it will not be executed on the CPU until it is enabled again.Moreover, if the tasklet has been disabled several times, it should be enabled exactly the same number of times, there is the count field in the structure for this purpose.</text:span></text:span></text:span></text:p>
      <text:p text:style-name="Standard"/>
      <text:p text:style-name="Standard"/>
      <text:h text:style-name="P14" text:outline-level="1"><text:bookmark text:name="Schedule_Tasklet"/>Schedule Tasklet</text:h>
      <text:p text:style-name="P2">When we schedule the tasklet, then that tasklet is placed into one queue out of two, depending on the priority. Queues are organized as singly-linked lists. At that, each CPU has its own queues.</text:p>
      <text:p text:style-name="Standard"/>
      <text:p text:style-name="P3">There are two priorities.</text:p>
      <text:p text:style-name="Standard"><text:tab/></text:p>
      <text:p text:style-name="Standard"><text:tab/><text:span text:style-name="T44">1. </text:span><text:span text:style-name="T7">Normal Priority</text:span></text:p>
      <text:p text:style-name="Standard"><text:tab/><text:span text:style-name="T44">2. </text:span><text:span text:style-name="T7">High Priority</text:span></text:p>
      <text:p text:style-name="Standard"/>
      <text:h text:style-name="P24" text:outline-level="2"><text:bookmark text:name="tasklet_schedule"/>tasklet_schedule</text:h>
      <text:p text:style-name="P6"><text:span text:style-name="T3">Schedule a tasklet with normal priority. If a tasklet has previously been scheduled (but not yet run),the new schedule will be silently discarded.</text:span></text:p>
      <text:p text:style-name="Standard"/>
      <text:p text:style-name="Standard"><text:tab/><text:tab/><text:tab/><text:span text:style-name="Strong_20_Emphasis"><text:span text:style-name="Source_20_Text"><text:span text:style-name="T20">void tasklet_schedule (struct tasklet_struct *t);</text:span></text:span></text:span></text:p>
      <text:p text:style-name="Standard"/>
      <text:p text:style-name="P11"><text:span text:style-name="Source_20_Text"><text:span text:style-name="T15">t </text:span></text:span><text:span text:style-name="T6">– </text:span><text:span text:style-name="T3">pointer to the tasklet struct</text:span></text:p>
      <text:h text:style-name="P26" text:outline-level="3"><text:bookmark text:name="Example-2"/>Example</text:h>
      <text:p text:style-name="Standard"/>
      <table:table table:name="Table4" table:style-name="Table4">
        <table:table-column table:style-name="Table4.A"/>
        <table:table-column table:style-name="Table4.B"/>
        <table:table-row>
          <table:table-cell table:style-name="Table4.A1" office:value-type="string">
            <text:p text:style-name="P18">1</text:p>
            <text:p text:style-name="P19">2</text:p>
          </table:table-cell>
          <table:table-cell table:style-name="Table4.B1" office:value-type="string">
            <text:section text:style-name="Sect1" text:name="crayon-5bb5952458404904670828-1">
              <text:p text:style-name="P23">/*Scheduling Task to Tasklet*/</text:p>
            </text:section>
            <text:section text:style-name="Sect2" text:name="crayon-5bb5952458404904670828-2">
              <text:p text:style-name="P20"><text:span text:style-name="T30">tasklet_schedule</text:span><text:span text:style-name="T32">(&amp;tasklet);</text:span></text:p>
            </text:section>
          </table:table-cell>
        </table:table-row>
      </table:table>
      <text:p text:style-name="Standard"/>
      <text:h text:style-name="P24" text:outline-level="2"><text:bookmark text:name="tasklet_hi_schedule"/><text:soft-page-break/>tasklet_hi_schedule</text:h>
      <text:p text:style-name="P6"><text:span text:style-name="T3">Schedule a tasklet with high priority. If a tasklet has previously been scheduled (but not yet run), the new schedule will be silently discarded.</text:span></text:p>
      <text:p text:style-name="Standard"/>
      <text:p text:style-name="Standard"><text:tab/><text:tab/><text:span text:style-name="Strong_20_Emphasis"><text:span text:style-name="Source_20_Text"><text:span text:style-name="T20">void tasklet_hi_schedule (struct tasklet_struct *t);</text:span></text:span></text:span></text:p>
      <text:p text:style-name="Standard"/>
      <text:p text:style-name="P11"><text:span text:style-name="Source_20_Text"><text:span text:style-name="T15">t </text:span></text:span><text:span text:style-name="T6">– </text:span><text:span text:style-name="T3">pointer to the tasklet struct</text:span></text:p>
      <text:p text:style-name="Standard"/>
      <text:p text:style-name="Standard"/>
      <text:h text:style-name="P24" text:outline-level="2"><text:bookmark text:name="tasklet_hi_schedule_first"/>tasklet_hi_schedule_first</text:h>
      <text:p text:style-name="P6"><text:span text:style-name="T4">This version avoids touching any other tasklets. Needed for kmemcheck in order not to take any page faults while enqueueing this tasklet. Consider VERY carefully whether you really need this or </text:span><text:span text:style-name="Source_20_Text"><text:span text:style-name="T13">tasklet_hi_schedule()</text:span></text:span><text:span text:style-name="T3">.</text:span></text:p>
      <text:p text:style-name="Standard"/>
      <text:p text:style-name="Standard"><text:tab/><text:tab/><text:span text:style-name="Strong_20_Emphasis"><text:span text:style-name="Source_20_Text"><text:span text:style-name="T12">Void tasklet_hi_schedule_first(struct tasklet_struct *t)</text:span></text:span></text:span><text:span text:style-name="Strong_20_Emphasis"><text:span text:style-name="Source_20_Text"><text:span text:style-name="T20">;</text:span></text:span></text:span></text:p>
      <text:p text:style-name="Standard"/>
      <text:p text:style-name="Standard"/>
      <text:p text:style-name="P12"><text:span text:style-name="Source_20_Text"><text:span text:style-name="T15">t </text:span></text:span><text:span text:style-name="T6">– </text:span><text:span text:style-name="T3">pointer to the tasklet struct</text:span></text:p>
      <text:p text:style-name="Standard"/>
      <text:h text:style-name="P14" text:outline-level="1"><text:bookmark text:name="Kill_Tasklet"/>Kill Tasklet</text:h>
      <text:p text:style-name="P2">Finally, after a tasklet has been created, it’s possible to delete a tasklet through these below functions.</text:p>
      <text:p text:style-name="Standard"/>
      <text:h text:style-name="P24" text:outline-level="2"><text:bookmark text:name="tasklet_kill"/>tasklet_kill</text:h>
      <text:p text:style-name="P4">This will wait for its completion, and then kill it.</text:p>
      <text:p text:style-name="Standard"/>
      <text:p text:style-name="Standard"><text:tab/><text:tab/><text:span text:style-name="Strong_20_Emphasis"><text:span text:style-name="Source_20_Text"><text:span text:style-name="T20">void tasklet_kill( struct tasklet_struct *t );</text:span></text:span></text:span></text:p>
      <text:p text:style-name="Standard"/>
      <text:p text:style-name="P11"><text:span text:style-name="Source_20_Text"><text:span text:style-name="T15">t </text:span></text:span><text:span text:style-name="T6">– </text:span><text:span text:style-name="T3">pointer to the tasklet struct</text:span></text:p>
      <text:p text:style-name="Standard"/>
      <text:h text:style-name="P26" text:outline-level="3"><text:bookmark text:name="Example-3"/>Example</text:h>
      <text:p text:style-name="Standard"/>
      <text:p text:style-name="Standard"/>
      <table:table table:name="Table5" table:style-name="Table5">
        <table:table-column table:style-name="Table5.A"/>
        <table:table-column table:style-name="Table5.B"/>
        <table:table-row>
          <table:table-cell table:style-name="Table5.A1" office:value-type="string">
            <text:p text:style-name="P18">1</text:p>
            <text:p text:style-name="P19">2</text:p>
          </table:table-cell>
          <table:table-cell table:style-name="Table5.B1" office:value-type="string">
            <text:section text:style-name="Sect1" text:name="crayon-5bb5952458408138660739-1">
              <text:p text:style-name="P23">/*Kill the Tasklet */</text:p>
            </text:section>
            <text:section text:style-name="Sect2" text:name="crayon-5bb5952458408138660739-2">
              <text:p text:style-name="P20"><text:span text:style-name="T30">tasklet_kill</text:span><text:span text:style-name="T32">(&amp;tasklet);</text:span></text:p>
            </text:section>
          </table:table-cell>
        </table:table-row>
      </table:table>
      <text:p text:style-name="Standard"/>
      <text:p text:style-name="Standard"/>
      <text:h text:style-name="P24" text:outline-level="2"><text:bookmark text:name="tasklet_kill_immediate"/>tasklet_kill_immediate</text:h>
      <text:p text:style-name="P4">This is used only when a given CPU is in the dead state.</text:p>
      <text:p text:style-name="Standard"/>
      <text:p text:style-name="P1"><text:tab/><text:tab/><text:span text:style-name="Strong_20_Emphasis"><text:span text:style-name="Source_20_Text"><text:span text:style-name="T20">void tasklet_kill_immediate( struct tasklet_struct *t, <text:tab/><text:tab/><text:tab/><text:tab/><text:tab/><text:tab/><text:tab/><text:tab/> <text:s/>unsigned int cpu );</text:span></text:span></text:span><text:tab/></text:p>
      <text:p text:style-name="P11"><text:span text:style-name="Source_20_Text"><text:span text:style-name="T15">t </text:span></text:span><text:span text:style-name="T6">– </text:span><text:span text:style-name="T3">pointer to the tasklet struct</text:span></text:p>
      <text:p text:style-name="P11"><text:soft-page-break/><text:span text:style-name="Source_20_Text"><text:span text:style-name="T15">cpu</text:span></text:span><text:span text:style-name="T6">– </text:span><text:span text:style-name="T3">cpu num</text:span></text:p>
      <text:p text:style-name="Standard"/>
      <text:h text:style-name="Heading_20_2" text:outline-level="2"><text:bookmark text:name="Driver_Source_Code"/><text:span text:style-name="T22">Driver Source Code</text:span><text:line-break/><text:span text:style-name="T1">In that source code, When we read the </text:span><text:span text:style-name="Source_20_Text"><text:span text:style-name="T15">/dev/etx_device </text:span></text:span><text:span text:style-name="T1">interrupt will hit. Whenever interrupt hits, I’m scheduling the task to the tasklet. I’m not going to do any job in both interrupt handler and tasklet function, since it is a tutorial post. But in real tasklet, this function can be used to carry out any operations that need to be scheduled.</text:span></text:h>
      <text:p text:style-name="Standard"/>
      <text:p text:style-name="P9"><text:span text:style-name="Emphasis"><text:span text:style-name="T23">NOTE: In this source code many unwanted functions will be there (which is not related to the Tasklet). Because I’m just maintaining the source code throughout these Device driver series.</text:span></text:span></text:p>
      <text:p text:style-name="Standard"/>
      <text:p text:style-name="Standard"><text:tab/></text:p>
      <text:p text:style-name="Standard"><text:tab/><text:tab/><text:tab/><text:tab/><text:tab/><text:span text:style-name="T43">static_tasklet.c</text:span></text:p>
      <text:p text:style-name="Standard"/>
      <text:p text:style-name="Standard"/>
      <text:h text:style-name="P14" text:outline-level="1"><text:bookmark text:name="Building_and_Testing_Driver"/><text:bookmark text:name="Building_Driver_and_Application"/>Building and Testing Driver</text:h>
      <text:p text:style-name="Standard"/>
      <text:p text:style-name="Standard"><text:tab/>* <text:span text:style-name="T7">Build the driver by using Makefile (</text:span><text:span text:style-name="Source_20_Text"><text:span text:style-name="Emphasis"><text:span text:style-name="T14">sudo make</text:span></text:span></text:span><text:span text:style-name="T7">)</text:span></text:p>
      <text:p text:style-name="Standard"><text:tab/>* <text:span text:style-name="T7">Load the driver using </text:span><text:span text:style-name="Source_20_Text"><text:span text:style-name="T15">sudo insmod driver.ko</text:span></text:span></text:p>
      <text:p text:style-name="Standard"><text:tab/>* <text:span text:style-name="T7">To trigger interrupt read device file (</text:span><text:span text:style-name="Source_20_Text"><text:span text:style-name="T15">sudo cat /dev/etx_device</text:span></text:span><text:span text:style-name="T7">)</text:span></text:p>
      <text:p text:style-name="Standard"><text:tab/>* <text:span text:style-name="T7">Now see the Dmesg (</text:span><text:span text:style-name="Source_20_Text"><text:span text:style-name="T15">dmesg</text:span></text:span><text:span text:style-name="T7">)</text:span></text:p>
      <text:p text:style-name="Standard"/>
      <text:p text:style-name="P7"><text:span text:style-name="T47">khan</text:span><text:span text:style-name="T46">@</text:span><text:span text:style-name="T47">dell</text:span><text:span text:style-name="T46">-VirtualBox: dmesg</text:span></text:p>
      <text:p text:style-name="Standard"/>
      <text:p text:style-name="P8"><text:span text:style-name="T46">[ 8592.698763] Major = 246 Minor = 0</text:span><text:line-break/><text:span text:style-name="T46">[ 8592.703380] Device Driver Insert…Done!!!</text:span><text:line-break/><text:span text:style-name="T46">[ 8601.716673] Device File Opened…!!!</text:span><text:line-break/><text:span text:style-name="T46">[ 8601.716697] Read function</text:span><text:line-break/><text:span text:style-name="T46">[ 8601.716727] Shared IRQ: Interrupt Occurred</text:span><text:line-break/><text:span text:style-name="T46">[ 8601.716732] Executing Tasklet Function : arg = 1</text:span><text:line-break/><text:span text:style-name="T46">[ 8601.716741] Device File Closed…!!!</text:span></text:p>
      <text:p text:style-name="P8"><text:span text:style-name="T46"><text:s/>[8603.916741] Device Driver Remove…Done!!!</text:span></text:p>
      <text:p text:style-name="Standard"/>
      <text:p text:style-name="Standard"/>
      <text:p text:style-name="Standard"><text:tab/>* <text:span text:style-name="T7">We can able to see the print “</text:span><text:span text:style-name="Strong_20_Emphasis"><text:span text:style-name="T8">Shared IRQ: Interrupt Occurred</text:span></text:span><text:span text:style-name="T7">“ and <text:tab/> <text:s/>“</text:span><text:span text:style-name="Strong_20_Emphasis"><text:span text:style-name="T8">Executing Tasklet Function : arg = 1</text:span></text:span><text:span text:style-name="T7">“</text:span></text:p>
      <text:p text:style-name="Standard"><text:tab/>* <text:span text:style-name="T7">Unload the module using </text:span><text:span text:style-name="Source_20_Text"><text:span text:style-name="T15">sudo rmmod driver</text:span></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 svg:font-family="monospace"/>
    <style:font-face style:name="monospace1"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09:53:29.000874764</meta:creation-date>
    <dc:date>2018-10-04T11:18:15.784290704</dc:date>
    <meta:editing-duration>PT10M23S</meta:editing-duration>
    <meta:editing-cycles>3</meta:editing-cycles>
    <meta:generator>LibreOffice/5.1.6.2$Linux_X86_64 LibreOffice_project/10m0$Build-2</meta:generator>
    <meta:document-statistic meta:table-count="5" meta:image-count="0" meta:object-count="0" meta:page-count="7" meta:paragraph-count="143" meta:word-count="1191" meta:character-count="7481" meta:non-whitespace-character-count="6259"/>
  </office:meta>
</office:document-meta>
</file>